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DOCUMENTOS_5f_SECUNDARIOS" style:display-name="TABLA_DOCUMENTOS_SECUNDARIOS" style:family="table">
      <style:table-properties style:width="4.9375in" fo:margin-left="0in" fo:margin-right="5.1806in" table:align="margins"/>
    </style:style>
    <style:style style:name="TABLA_5f_DOCUMENTOS_5f_SECUNDARIOS.A" style:display-name="TABLA_DOCUMENTOS_SECUNDARIOS.A" style:family="table-column">
      <style:table-column-properties style:column-width="2.1583in" style:rel-column-width="28649*"/>
    </style:style>
    <style:style style:name="TABLA_5f_DOCUMENTOS_5f_SECUNDARIOS.B" style:display-name="TABLA_DOCUMENTOS_SECUNDARIOS.B" style:family="table-column">
      <style:table-column-properties style:column-width="2.7792in" style:rel-column-width="36886*"/>
    </style:style>
    <style:style style:name="TABLA_5f_DOCUMENTOS_5f_SECUNDARIOS.1" style:display-name="TABLA_DOCUMENTOS_SECUNDARIOS.1" style:family="table-row">
      <style:table-row-properties fo:keep-together="auto"/>
    </style:style>
    <style:style style:name="TABLA_5f_DOCUMENTOS_5f_SECUNDARIOS.A1" style:display-name="TABLA_DOCUMENTOS_SECUNDARIO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DOCUMENTOS_5f_SECUNDARIOS.B1" style:display-name="TABLA_DOCUMENTOS_SECUNDARIOS.B1" style:family="table-cell">
      <style:table-cell-properties fo:background-color="#dddddd" fo:padding="0.0382in" fo:border="0.05pt solid #000000">
        <style:background-image/>
      </style:table-cell-properties>
    </style:style>
    <style:style style:name="TABLA_5f_DOCUMENTOS_5f_SECUNDARIOS.2" style:display-name="TABLA_DOCUMENTOS_SECUNDARIOS.2" style:family="table-row">
      <style:table-row-properties style:min-row-height="0.425in" fo:keep-together="auto"/>
    </style:style>
    <style:style style:name="TABLA_5f_DOCUMENTOS_5f_SECUNDARIOS.A2" style:display-name="TABLA_DOCUMENTOS_SECUNDARIOS.A2" style:family="table-cell">
      <style:table-cell-properties fo:padding="0.0382in" fo:border-left="0.05pt solid #000000" fo:border-right="none" fo:border-top="none" fo:border-bottom="0.05pt solid #000000"/>
    </style:style>
    <style:style style:name="TABLA_5f_DOCUMENTOS_5f_SECUNDARIOS.B2" style:display-name="TABLA_DOCUMENTOS_SECUNDARIOS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_5f_BIENES" style:display-name="TABLA_BIENES" style:family="table">
      <style:table-properties style:width="6.9972in" fo:margin-left="0in" fo:margin-right="3.1208in" table:align="margins"/>
    </style:style>
    <style:style style:name="TABLA_5f_BIENES.A" style:display-name="TABLA_BIENES.A" style:family="table-column">
      <style:table-column-properties style:column-width="1.3319in" style:rel-column-width="12474*"/>
    </style:style>
    <style:style style:name="TABLA_5f_BIENES.B" style:display-name="TABLA_BIENES.B" style:family="table-column">
      <style:table-column-properties style:column-width="1.3326in" style:rel-column-width="12481*"/>
    </style:style>
    <style:style style:name="TABLA_5f_BIENES.C" style:display-name="TABLA_BIENES.C" style:family="table-column">
      <style:table-column-properties style:column-width="1.3403in" style:rel-column-width="12552*"/>
    </style:style>
    <style:style style:name="TABLA_5f_BIENES.E" style:display-name="TABLA_BIENES.E" style:family="table-column">
      <style:table-column-properties style:column-width="1.6597in" style:rel-column-width="15547*"/>
    </style:style>
    <style:style style:name="TABLA_5f_BIENES.1" style:display-name="TABLA_BIENES.1" style:family="table-row">
      <style:table-row-properties fo:keep-together="auto"/>
    </style:style>
    <style:style style:name="TABLA_5f_BIENES.A1" style:display-name="TABLA_BIENE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BIENES.E1" style:display-name="TABLA_BIENES.E1" style:family="table-cell">
      <style:table-cell-properties fo:background-color="#eeeeee" fo:padding="0.0382in" fo:border="0.05pt solid #000000">
        <style:background-image/>
      </style:table-cell-properties>
    </style:style>
    <style:style style:name="TABLA_5f_BIENES.A2" style:display-name="TABLA_BIENES.A2" style:family="table-cell">
      <style:table-cell-properties fo:padding="0.0382in" fo:border-left="0.05pt solid #000000" fo:border-right="none" fo:border-top="none" fo:border-bottom="0.05pt solid #000000"/>
    </style:style>
    <style:style style:name="TABLA_5f_BIENES.B2" style:display-name="TABLA_BIENES.B2" style:family="table-cell">
      <style:table-cell-properties fo:padding="0.0382in" fo:border-left="0.05pt solid #000000" fo:border-right="none" fo:border-top="none" fo:border-bottom="0.05pt solid #000000"/>
    </style:style>
    <style:style style:name="TABLA_5f_BIENES.C2" style:display-name="TABLA_BIENES.C2" style:family="table-cell">
      <style:table-cell-properties fo:padding="0.0382in" fo:border-left="0.05pt solid #000000" fo:border-right="none" fo:border-top="none" fo:border-bottom="0.05pt solid #000000"/>
    </style:style>
    <style:style style:name="TABLA_5f_BIENES.D2" style:display-name="TABLA_BIENES.D2" style:family="table-cell">
      <style:table-cell-properties fo:padding="0.0382in" fo:border-left="0.05pt solid #000000" fo:border-right="none" fo:border-top="none" fo:border-bottom="0.05pt solid #000000"/>
    </style:style>
    <style:style style:name="TABLA_5f_BIENES.E2" style:display-name="TABLA_BIENES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paragraph-rsid="004e148d" style:font-name-asian="Arial" style:font-size-asian="9pt" style:font-name-complex="Arial" style:font-size-complex="9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4e148d" style:font-size-asian="11pt" style:font-size-complex="11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e148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fo:font-weight="bold" officeooo:rsid="00482195" officeooo:paragraph-rsid="004e148d" style:font-name-asian="Arial" style:font-size-asian="12pt" style:font-weight-asian="bold" style:font-name-complex="Arial" style:font-size-complex="12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503c86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161d3" officeooo:paragraph-rsid="005161d3" style:font-size-asian="11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03c86" officeooo:paragraph-rsid="00503c86" style:font-name-asian="Arial" style:font-size-asian="11pt" style:font-name-complex="Arial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name-asian="Arial" style:font-size-asian="11pt" style:font-name-complex="Arial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1pt" officeooo:rsid="0046aaa7" officeooo:paragraph-rsid="004e148d" style:font-name-asian="Arial" style:font-size-asian="11pt" style:font-name-complex="Arial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6155b3" officeooo:paragraph-rsid="005c50cd" style:font-name-asian="Arial" style:font-size-asian="11pt" style:font-name-complex="Arial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Arial1" fo:font-size="10pt" officeooo:rsid="0041c630" officeooo:paragraph-rsid="004e148d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aed82" officeooo:paragraph-rsid="004e148d" style:font-name-asian="Arial" style:font-size-asian="15pt" style:font-weight-asian="bold" style:font-name-complex="Arial" style:font-size-complex="15pt" style:font-weight-complex="bold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paragraph-rsid="004e148d" style:font-name-asian="Arial" style:font-size-asian="15pt" style:font-weight-asian="bold" style:font-name-complex="Arial" style:font-size-complex="15pt" style:font-weight-complex="bold"/>
    </style:style>
    <style:style style:name="P1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fo:font-weight="bold" officeooo:rsid="00482195" officeooo:paragraph-rsid="004e148d" style:font-name-asian="Arial" style:font-size-asian="11pt" style:font-weight-asian="bold" style:font-name-complex="Arial" style:font-size-complex="11pt" style:font-weight-complex="bold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4dac5" officeooo:paragraph-rsid="0054dac5" style:font-name-asian="Arial" style:font-size-asian="11pt" style:font-name-complex="Arial" style:font-size-complex="11pt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27d500" officeooo:paragraph-rsid="004e148d" style:font-name-asian="Arial" style:font-size-asian="10pt" style:font-weight-asian="bold" style:font-name-complex="Arial" style:font-size-complex="10pt" style:font-weight-complex="bold"/>
    </style:style>
    <style:style style:name="P2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5c50cd" officeooo:paragraph-rsid="005c50cd" style:font-name-asian="Arial" style:font-size-asian="10pt" style:font-weight-asian="bold" style:font-name-complex="Arial" style:font-size-complex="10pt" style:font-weight-complex="bold"/>
    </style:style>
    <style:style style:name="P2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76cfb" officeooo:paragraph-rsid="005fc382" style:font-name-asian="Arial" style:font-size-asian="10pt" style:font-name-complex="Arial" style:font-size-complex="10pt"/>
    </style:style>
    <style:style style:name="P2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fc382" officeooo:paragraph-rsid="005fc382" style:font-name-asian="Arial" style:font-size-asian="10pt" style:font-name-complex="Arial" style:font-size-complex="10pt"/>
    </style:style>
    <style:style style:name="P2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617ee3" officeooo:paragraph-rsid="00617ee3" style:font-name-asian="Arial" style:font-size-asian="10pt" style:font-name-complex="Arial" style:font-size-complex="10pt"/>
    </style:style>
    <style:style style:name="P2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642b25" officeooo:paragraph-rsid="00642b25" style:font-name-asian="Arial" style:font-size-asian="10pt" style:font-name-complex="Arial" style:font-size-complex="10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75in"/>
        </style:tab-stops>
      </style:paragraph-properties>
      <style:text-properties style:font-name="Arial1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27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28" style:family="paragraph" style:parent-style-name="Standard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fo:font-weight="bold" officeooo:rsid="006155b3" officeooo:paragraph-rsid="00642b25" style:font-name-asian="Arial" style:font-size-asian="11pt" style:font-weight-asian="bold" style:font-name-complex="Arial" style:font-size-complex="11pt" style:font-weight-complex="bold"/>
    </style:style>
    <style:style style:name="P29" style:family="paragraph" style:parent-style-name="Standard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fo:font-weight="bold" officeooo:rsid="006155b3" officeooo:paragraph-rsid="006611bd" style:font-name-asian="Arial" style:font-size-asian="11pt" style:font-weight-asian="bold" style:font-name-complex="Arial" style:font-size-complex="11pt" style:font-weight-complex="bold"/>
    </style:style>
    <style:style style:name="T1" style:family="text">
      <style:text-properties officeooo:rsid="0055a9e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Arial" style:font-weight-asian="bold" style:font-name-complex="Arial" style:font-weight-complex="bold"/>
    </style:style>
    <style:style style:name="T4" style:family="text">
      <style:text-properties fo:font-weight="bold" officeooo:rsid="0046aaa7" style:font-name-asian="Arial" style:font-weight-asian="bold" style:font-name-complex="Arial" style:font-weight-complex="bold"/>
    </style:style>
    <style:style style:name="T5" style:family="text">
      <style:text-properties fo:font-weight="bold" officeooo:rsid="004aed82" style:font-name-asian="Arial" style:font-weight-asian="bold" style:font-name-complex="Arial" style:font-weight-complex="bold"/>
    </style:style>
    <style:style style:name="T6" style:family="text">
      <style:text-properties fo:font-weight="bold" officeooo:rsid="005964f6" style:font-name-asian="Arial" style:font-weight-asian="bold" style:font-name-complex="Arial" style:font-weight-complex="bold"/>
    </style:style>
    <style:style style:name="T7" style:family="text">
      <style:text-properties fo:font-weight="bold" officeooo:rsid="005419c5" style:font-name-asian="Arial" style:font-weight-asian="bold" style:font-name-complex="Arial" style:font-weight-complex="bold"/>
    </style:style>
    <style:style style:name="T8" style:family="text">
      <style:text-properties style:font-name-asian="Arial" style:font-name-complex="Arial"/>
    </style:style>
    <style:style style:name="T9" style:family="text">
      <style:text-properties officeooo:rsid="00503c86" style:font-name-asian="Arial" style:font-name-complex="Arial"/>
    </style:style>
    <style:style style:name="T10" style:family="text">
      <style:text-properties fo:font-size="10pt" officeooo:rsid="00642b25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17">Teatro Nacional Cervantes</text:p>
      <text:p text:style-name="P16">Detalle de Recepción</text:p>
      <text:p text:style-name="P1"/>
      <text:p text:style-name="P8">
        <text:span text:style-name="T3">Fecha </text:span>
        <text:span text:style-name="T4">actual</text:span>
        <text:span text:style-name="T8">: 05/06/2015</text:span>
      </text:p>
      <text:p text:style-name="P8"/>
      <text:p text:style-name="P8"/>
      <text:section text:style-name="Sect1" text:name="Section1">
        <text:p text:style-name="P9">
          <text:span text:style-name="T5">Numero de recepción</text:span>
          <text:span text:style-name="T8">: </text:span>
          <text:span text:style-name="T9">2</text:span>
        </text:p>
        <text:p text:style-name="P8"/>
        <text:p text:style-name="P10"><text:span text:style-name="T2">Fecha:</text:span> 08/05/2015 </text:p>
        <text:p text:style-name="P8"/>
        <text:p text:style-name="P11"><text:span text:style-name="T2">Estado:</text:span> En stock</text:p>
        <text:p text:style-name="P8"/>
        <text:p text:style-name="P8">
          <text:span text:style-name="T6">D</text:span>
          <text:span text:style-name="T7">escripcion provisoria: </text:span>
        </text:p>
      </text:section>
      <text:p text:style-name="P3"/>
      <text:p text:style-name="P6">Documento Principal</text:p>
      <text:p text:style-name="P8"/>
      <text:p text:style-name="P11">Tipo de documento: factura</text:p>
      <text:p text:style-name="P8"/>
      <text:p text:style-name="P11">Numero: 4354-35345345</text:p>
      <text:p text:style-name="P2"/>
      <text:p text:style-name="P3"/>
      <text:p text:style-name="P7">Documentos Secundarios</text:p>
      <text:p text:style-name="P12"/>
      <table:table table:name="TABLA_DOCUMENTOS_SECUNDARIOS" table:style-name="TABLA_5f_DOCUMENTOS_5f_SECUNDARIOS">
        <table:table-column table:style-name="TABLA_5f_DOCUMENTOS_5f_SECUNDARIOS.A"/>
        <table:table-column table:style-name="TABLA_5f_DOCUMENTOS_5f_SECUNDARIOS.B"/>
        <table:table-row table:style-name="TABLA_5f_DOCUMENTOS_5f_SECUNDARIOS.1">
          <table:table-cell table:style-name="TABLA_5f_DOCUMENTOS_5f_SECUNDARIOS.A1" office:value-type="string">
            <text:p text:style-name="P18">Tipo</text:p>
          </table:table-cell>
          <table:table-cell table:style-name="TABLA_5f_DOCUMENTOS_5f_SECUNDARIOS.B1" office:value-type="string">
            <text:p text:style-name="P18">Numero</text:p>
          </table:table-cell>
        </table:table-row>
      </table:table>
      <text:p text:style-name="P15"/>
      <text:p text:style-name="P4"/>
      <text:p text:style-name="P5"/>
      <text:p text:style-name="P26">Bienes de consumo</text:p>
      <text:p text:style-name="P5"/>
      <table:table table:name="TABLA_BIENES" table:style-name="TABLA_5f_BIENES">
        <table:table-column table:style-name="TABLA_5f_BIENES.A"/>
        <table:table-column table:style-name="TABLA_5f_BIENES.B"/>
        <table:table-column table:style-name="TABLA_5f_BIENES.C"/>
        <table:table-column table:style-name="TABLA_5f_BIENES.B"/>
        <table:table-column table:style-name="TABLA_5f_BIENES.E"/>
        <table:table-row table:style-name="TABLA_5f_BIENES.1">
          <table:table-cell table:style-name="TABLA_5f_BIENES.A1" office:value-type="string">
            <text:p text:style-name="P20">Codigo</text:p>
          </table:table-cell>
          <table:table-cell table:style-name="TABLA_5f_BIENES.A1" office:value-type="string">
            <text:p text:style-name="P20">Nombre</text:p>
          </table:table-cell>
          <table:table-cell table:style-name="TABLA_5f_BIENES.A1" office:value-type="string">
            <text:p text:style-name="P20">Cantidad</text:p>
          </table:table-cell>
          <table:table-cell table:style-name="TABLA_5f_BIENES.A1" office:value-type="string">
            <text:p text:style-name="P20">Cost<text:span text:style-name="T1">o unitario</text:span></text:p>
          </table:table-cell>
          <table:table-cell table:style-name="TABLA_5f_BIENES.E1" office:value-type="string">
            <text:p text:style-name="P21">Costo total</text:p>
          </table:table-cell>
        </table:table-row>
        <table:table-row table:style-name="TABLA_5f_BIENES.1">
          <table:table-cell table:style-name="TABLA_5f_BIENES.A2" office:value-type="string">
            <text:p text:style-name="P22">2.1.9.00000.8888</text:p>
          </table:table-cell>
          <table:table-cell table:style-name="TABLA_5f_BIENES.B2" office:value-type="string">
            <text:p text:style-name="P24">Goma lapiz</text:p>
          </table:table-cell>
          <table:table-cell table:style-name="TABLA_5f_BIENES.C2" office:value-type="string">
            <text:p text:style-name="P24">45</text:p>
          </table:table-cell>
          <table:table-cell table:style-name="TABLA_5f_BIENES.D2" office:value-type="string">
            <text:p text:style-name="P24">45.0</text:p>
          </table:table-cell>
          <table:table-cell table:style-name="TABLA_5f_BIENES.E2" office:value-type="string">
            <text:p text:style-name="P23">2025.0</text:p>
          </table:table-cell>
        </table:table-row>
      </table:table>
      <text:p text:style-name="P13"/>
      <text:p text:style-name="P14"/>
      <text:p text:style-name="P29">Total general: <text:span text:style-name="T10">2025.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8091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602in" svg:height="0.9598in" draw:z-index="1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5T16:31:09.421140228</dc:date>
    <meta:generator>LibreOffice/4.2.8.2$Linux_x86 LibreOffice_project/420m0$Build-2</meta:generator>
    <meta:editing-duration>PT20H56M43S</meta:editing-duration>
    <meta:editing-cycles>67</meta:editing-cycles>
    <meta:document-statistic meta:table-count="2" meta:image-count="1" meta:object-count="0" meta:page-count="2" meta:paragraph-count="27" meta:word-count="52" meta:character-count="482" meta:non-whitespace-character-count="456"/>
  </office:meta>
</office:document-meta>
</file>